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126in"/>
    </style:style>
    <style:style style:name="co2" style:family="table-column">
      <style:table-column-properties fo:break-before="auto" style:column-width="1.302in"/>
    </style:style>
    <style:style style:name="co3" style:family="table-column">
      <style:table-column-properties fo:break-before="auto" style:column-width="2.1417in"/>
    </style:style>
    <style:style style:name="co4" style:family="table-column">
      <style:table-column-properties fo:break-before="auto" style:column-width="1.60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o of Fringes</text:p>
          </table:table-cell>
          <table:table-cell office:value-type="string">
            <text:p>micrometer count</text:p>
          </table:table-cell>
          <table:table-cell office:value-type="string">
            <text:p>translation stage length(in mm)</text:p>
          </table:table-cell>
          <table:table-cell office:value-type="string">
            <text:p>Wave Length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formula="of:=[.B2]*0.35*10^-6" office:value-type="float" office:value="0.0000084">
            <text:p>0.0000084</text:p>
          </table:table-cell>
          <table:table-cell table:formula="of:=2*[.C2]/[.A2]" office:value-type="float" office:value="0.00000084">
            <text:p>0.0000008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table:formula="of:=[.B3]*0.35*10^-6" office:value-type="float" office:value="0.00001645">
            <text:p>0.00001645</text:p>
          </table:table-cell>
          <table:table-cell table:formula="of:=2*[.C3]/[.A3]" office:value-type="float" office:value="0.0000008225">
            <text:p>8.225E-00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table:formula="of:=[.B4]*0.35*10^-6" office:value-type="float" office:value="0.00002485">
            <text:p>0.00002485</text:p>
          </table:table-cell>
          <table:table-cell table:formula="of:=2*[.C4]/[.A4]" office:value-type="float" office:value="0.000000828333333333334">
            <text:p>8.28333333333334E-00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  <table:table-cell table:formula="of:=[.B5]*0.35*10^-6" office:value-type="float" office:value="0.0000329">
            <text:p>0.0000329</text:p>
          </table:table-cell>
          <table:table-cell table:formula="of:=2*[.C5]/[.A5]" office:value-type="float" office:value="0.0000008225">
            <text:p>8.225E-00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16">
            <text:p>116</text:p>
          </table:table-cell>
          <table:table-cell table:formula="of:=[.B6]*0.35*10^-6" office:value-type="float" office:value="0.0000406">
            <text:p>0.0000406</text:p>
          </table:table-cell>
          <table:table-cell table:formula="of:=2*[.C6]/[.A6]" office:value-type="float" office:value="0.000000812">
            <text:p>0.000000812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>
            <text:p>No. of Fringes</text:p>
          </table:table-cell>
          <table:table-cell office:value-type="string">
            <text:p>Angle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table:number-columns-repeated="2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8/09/2018</text:date>, <text:time>17:5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t lab</meta:initial-creator>
    <meta:creation-date>2018-08-09T16:09:59</meta:creation-date>
    <dc:date>2018-08-09T17:51:50</dc:date>
    <dc:creator>emt lab</dc:creator>
    <meta:editing-duration>PT1H25M55S</meta:editing-duration>
    <meta:editing-cycles>3</meta:editing-cycles>
    <meta:generator>LibreOffice/3.4$Unix LibreOffice_project/340m1$Build-302</meta:generator>
    <meta:document-statistic meta:table-count="3" meta:cell-count="34" meta:object-count="0"/>
  </office:meta>
</office:document-meta>
</file>